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3pt" fo:font-weight="bold" style:font-size-asian="13pt" style:font-weight-asian="bold"/>
    </style:style>
    <style:style style:name="P2" style:family="paragraph" style:parent-style-name="Standard">
      <style:text-properties style:font-name="Georgia" fo:font-weight="bold" style:font-weight-asian="bold"/>
    </style:style>
    <style:style style:name="P3" style:family="paragraph" style:parent-style-name="Standard">
      <style:text-properties style:font-name="Georgia" fo:font-weight="bold" officeooo:paragraph-rsid="001fc29e" style:font-weight-asian="bold"/>
    </style:style>
    <style:style style:name="P4" style:family="paragraph" style:parent-style-name="Standard">
      <style:text-properties officeooo:paragraph-rsid="001fc29e"/>
    </style:style>
    <style:style style:name="P5" style:family="paragraph" style:parent-style-name="Standard">
      <style:text-properties fo:background-color="#ffff00"/>
    </style:style>
    <style:style style:name="P6" style:family="paragraph" style:parent-style-name="Standard">
      <style:text-properties officeooo:paragraph-rsid="001fc29e" fo:background-color="#ffff00"/>
    </style:style>
    <style:style style:name="P7" style:family="paragraph" style:parent-style-name="Standard" style:master-page-name="Standard">
      <style:paragraph-properties style:page-number="auto"/>
    </style:style>
    <style:style style:name="T1" style:family="text">
      <style:text-properties style:font-name="Georgia" fo:font-size="13pt" fo:font-weight="bold" style:font-size-asian="13pt" style:font-weight-asian="bold"/>
    </style:style>
    <style:style style:name="T2" style:family="text">
      <style:text-properties style:font-name="Georgia" fo:font-size="13pt" fo:font-weight="bold" fo:background-color="#ffff00" loext:char-shading-value="0" style:font-size-asian="13pt" style:font-weight-asian="bold"/>
    </style:style>
    <style:style style:name="T3" style:family="text">
      <style:text-properties style:font-name="Georgia" fo:font-size="13pt" fo:font-weight="bold" fo:background-color="#ffff00" loext:char-shading-value="0" style:font-size-asian="13pt" style:font-weight-asian="bold"/>
    </style:style>
    <style:style style:name="T4" style:family="text">
      <style:text-properties style:font-name="Georgia" fo:font-size="13pt" fo:font-weight="bold" fo:background-color="#ffff00" loext:char-shading-value="0" style:font-size-asian="13pt" style:font-weight-asian="bold"/>
    </style:style>
    <style:style style:name="T5" style:family="text">
      <style:text-properties style:font-name="Georgia"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Ethnography</text:span></text:p>
      <text:p text:style-name="P1"/>
      <text:p text:style-name="P5"><text:bookmark-start text:name="1"/><text:span text:style-name="T1">Questions of Place.</text:span><text:bookmark-end text:name="1"/></text:p>
      <text:p text:style-name="Standard"><text:span text:style-name="T5">Geography</text:span></text:p>
      <text:p text:style-name="Standard"><text:span text:style-name="T5">Describe the geography of where your society calls home.<text:line-break/>Describe the climate your society deals with. How severe are their seasons?<text:line-break/>What kinds of natural di</text:span><text:bookmark text:name="_GoBack"/><text:span text:style-name="T5">sasters has this society gotten used to?<text:line-break/>What is this place's most abundant resource?<text:line-break/>What is its most valuable resource?<text:line-break/>What resource is it most lacking?<text:line-break/></text:span></text:p>
      <text:p text:style-name="Standard"><text:span text:style-name="T5">Food</text:span></text:p>
      <text:p text:style-name="Standard"><text:span text:style-name="T5">What are the most commonly grown foods and most commonly eaten meats?<text:line-break/>What foods are considered exotic or expensive?<text:line-break/>What forms of alcohol are common?<text:line-break/>Is there usually enough food and water for the population?<text:line-break/></text:span></text:p>
      <text:p text:style-name="Standard"><text:span text:style-name="T5">Civilization</text:span></text:p>
      <text:p text:style-name="Standard"><text:span text:style-name="T5">What are the borders of society like?<text:line-break/>How many people live here?<text:line-break/>Where do they congregate?<text:line-break/>What part of this place do they avoid? Why?<text:line-break/>How do people feel about local landscapes being altered or used for a purpose other than what is traditional?<text:line-break/></text:span></text:p>
      <text:p text:style-name="P2"/>
      <text:p text:style-name="Standard"><text:span text:style-name="T5">Plants and Animals</text:span></text:p>
      <text:p text:style-name="Standard"><text:span text:style-name="T5">What are the most common domesticated animals here? And what are they domesticated for?<text:line-break/>What are the most common wild animals? How are wild animals treated?<text:line-break/>Which animals are likely to be pets?<text:line-break/>What are the most common wild plants here? What are they used for?<text:line-break/></text:span></text:p>
      <text:p text:style-name="P6"><text:bookmark-start text:name="14"/><text:span text:style-name="T1">Questions of Technology.</text:span><text:bookmark-end text:name="14"/></text:p>
      <text:p text:style-name="P4"><text:span text:style-name="T5">Describe the technological level of the society.</text:span></text:p>
      <text:p text:style-name="P4"><text:span text:style-name="T5">What devices and technologies are commonly available for people? What devices are rare?</text:span></text:p>
      <text:p text:style-name="P4"><text:span text:style-name="T5">What are the common weapons like? Do they use weapons?</text:span></text:p>
      <text:p text:style-name="P4"><text:span text:style-name="T5">Are philosophy and science unified, or do they exist as separate and independent disciplines?</text:span></text:p>
      <text:p text:style-name="P4"><text:span text:style-name="T5">How is technology treated by the society? Is it appreciated? If so, how?</text:span></text:p>
      <text:p text:style-name="P4"><text:span text:style-name="T5"><text:line-break/>Architecture<text:line-break/>What major architectural styles are present?<text:line-break/>How does this vary over time and between places in the region?<text:line-break/>What are houses like inside and out?<text:line-break/>What are palaces and castles like?<text:line-break/></text:span><text:soft-page-break/><text:span text:style-name="T5">How tall is the tallest building? How big is the biggest building?<text:line-break/>What materials are used in typical construction? Do any materials have to be imported?<text:line-break/>How are buildings constructed? Are there machines or is work done by hand?<text:line-break/>What are some famous landmarks in the region? Why are they famous? Are they famous internationally?</text:span></text:p>
      <text:p text:style-name="Standard"><text:span text:style-name="T5"/></text:p>
      <text:p text:style-name="P6"><text:bookmark-start text:name="7"/><text:span text:style-name="T1">Questions of Faith.</text:span><text:bookmark-end text:name="7"/></text:p>
      <text:p text:style-name="P4"><text:span text:style-name="T5">Religious Structure</text:span></text:p>
      <text:p text:style-name="P4"><text:span text:style-name="T5">Is the culture religious or nonreligious?<text:line-break/>What are the major religious groups in the region? Repeat this section for each religious group if needed.<text:line-break/>What is the basic structure of the religion (unitary, dualistic, etc)?<text:line-break/>What is the basic theology of the religion (i.e., monotheistic, polytheistic, henotheistic etc.)?<text:line-break/>Is there a formal creed or set of credal statements that define the faith?</text:span></text:p>
      <text:p text:style-name="P4"><text:span text:style-name="T5">What are some of their core doctrines, dogmas, beliefs and practices?<text:line-break/>What is the overall cosmology and eschatology in religious terms?</text:span></text:p>
      <text:p text:style-name="P4"><text:span text:style-name="T5">What importance (spiritual or cultural) do people ascribe to the geography?</text:span></text:p>
      <text:p text:style-name="P4"><text:span text:style-name="T5">Are religious traditions and any scriptures oral or written in nature or a combination?<text:line-break/>What is the role of myth within the religion?<text:line-break/>What are typical symbols used in the religion and their meanings?<text:line-break/>What ritual objects are used in the religion (relics, talismans, medals, charms, etc.)?<text:line-break/>What religious officials are there? Is there a formal clergy? How are they organized? Are there monastic groups or cults? Does the religion send out missionaries? What does each group do? How do you join?<text:line-break/>What does this religion say about death?</text:span></text:p>
      <text:p text:style-name="P4"><text:span text:style-name="T5">Is there a set religious calendar? What are the most popular rituals or festivals?<text:line-break/>What kinds of supernatural beings exist in this religion (angels, demons, devi, asuras, spirits, ghosts, sprites, etc.)?<text:line-break/>How are dreams and visions encompassed by the religion?</text:span></text:p>
      <text:p text:style-name="P4"><text:span text:style-name="T5">Are there any places considered special or holy? What are they like?<text:line-break/></text:span></text:p>
      <text:p text:style-name="P4"><text:span text:style-name="T5">Societal Views</text:span></text:p>
      <text:p text:style-name="P4"><text:span text:style-name="T5">Are there differing denominations or sects of the religion? How do they differ?<text:line-break/>Are the differing groups a result of schism or mutual and cooperative separation?</text:span></text:p>
      <text:p text:style-name="P4"><text:span text:style-name="T5">Is religion a cause of dissatisfaction, dissention or hostility in the region?<text:line-break/>What factions exist within the dominant religious institutions? How do they compete?</text:span></text:p>
      <text:p text:style-name="P4"><text:span text:style-name="T5">What relationship do religious and political leaders have?</text:span></text:p>
      <text:p text:style-name="P4"><text:span text:style-name="T5">What happens to those who disagree with the majority on questions of religion?<text:line-break/>Are issues such as orthodoxy, heterodoxy, heresy and apostasy keys in the religious life?</text:span></text:p>
      <text:p text:style-name="P4"><text:span text:style-name="T5">What gender, ethnic, national or racial issues exist within the religion?<text:line-break/>What is the most commonly broken religious rule?<text:line-break/></text:span><text:soft-page-break/><text:span text:style-name="T5">What is the least-violated religious rule?<text:line-break/>How are such infractions punished? Is it possible to expel a community member?<text:line-break/>How are those who follow different faiths treated?</text:span></text:p>
      <text:p text:style-name="P4"><text:span text:style-name="T5">How can an outsider join the religious community?</text:span></text:p>
      <text:p text:style-name="P4"><text:span text:style-name="T5">What superstitions are common? What kinds of supernatural events or beings do people fear?<text:line-break/>How is religious action expressed (spontaneous or ritual liturgy, song, dance, music, ritual action, sex, miracle plays, etc.)?<text:line-break/>What do people have to offer to their Deity or deities?<text:line-break/>What do people want from their Deity or deities? How do they try and get it?<text:line-break/></text:span></text:p>
      <text:p text:style-name="P6"><text:bookmark-start text:name="17"/><text:span text:style-name="T1">Questions of Death and Burial.</text:span><text:bookmark-end text:name="17"/></text:p>
      <text:p text:style-name="P4"><text:span text:style-name="T5">What is their understanding of death and dying?<text:line-break/>What does this society do with their corpses?<text:line-break/>What part do the priests play?<text:line-break/>Do people visit the dead? If so, how often and why?<text:line-break/>What do people in this culture think about suicide?</text:span></text:p>
      <text:p text:style-name="P4"><text:span text:style-name="T5">How do people demonstrate grief?</text:span></text:p>
      <text:p text:style-name="P4"><text:span text:style-name="T5"><text:line-break/></text:span><text:span text:style-name="T3">Questions of Magic.</text:span><text:span text:style-name="T1"><text:line-break/></text:span><text:span text:style-name="T5">How is magic integrated into society?<text:line-break/>Who can work magic? Is anyone disallowed from working magic?<text:line-break/>How are works of magic accomplished?<text:line-break/>What kind of preparation or study is required before undertaking a magical work?</text:span></text:p>
      <text:p text:style-name="P4"><text:span text:style-name="T5">How is the use of magic viewed by the majority?</text:span></text:p>
      <text:p text:style-name="P4"><text:span text:style-name="T5"/></text:p>
      <text:p text:style-name="P6"><text:bookmark-start text:name="3"/><text:span text:style-name="T1">Questions of Race and Ethnicity.</text:span><text:bookmark-end text:name="3"/></text:p>
      <text:p text:style-name="P4"><text:span text:style-name="T5">What are the chief races in the region?<text:line-break/>What are the chief ethnic groups of each race in the region? How are they distributed in place?<text:line-break/>How do they differ by language, appearance or ancestry?</text:span></text:p>
      <text:p text:style-name="P4"><text:span text:style-name="T5">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span></text:p>
      <text:p text:style-name="P6"><text:bookmark-start text:name="4"/><text:span text:style-name="T1">Questions of Family.</text:span><text:bookmark-end text:name="4"/></text:p>
      <text:p text:style-name="P4"><text:span text:style-name="T5">Marriage</text:span></text:p>
      <text:p text:style-name="P4"><text:span text:style-name="T5">How is a marriage defined? How is a marriage contracted?<text:line-break/>Who decides on a marriage?</text:span></text:p>
      <text:p text:style-name="P4"><text:span text:style-name="T5">What is the term of a marriage contract?<text:line-break/>How are marriages celebrated?<text:line-break/>What is considered too great a difference in age for a couple?<text:line-break/>Do relationships allow multiple partners?<text:line-break/>How can a marriage be terminated?</text:span></text:p>
      <text:p text:style-name="P4"><text:soft-page-break/><text:span text:style-name="T5">Who usually takes custody of children if a marriage ends for some reason?<text:line-break/>Does this society connect the ideas of marriage with love?</text:span></text:p>
      <text:p text:style-name="P3"/>
      <text:p text:style-name="P4"><text:span text:style-name="T5">Family</text:span></text:p>
      <text:p text:style-name="P4"><text:span text:style-name="T5">How are families named?<text:line-break/>How big are families, typically?</text:span></text:p>
      <text:p text:style-name="P4"><text:span text:style-name="T5">What constitutes a household? How many people live in one household? How many generations?<text:line-break/>How are boy and girl children treated differently?<text:line-break/>What happens to orphans?<text:line-break/></text:span></text:p>
      <text:p text:style-name="P6"><text:bookmark-start text:name="5"/><text:span text:style-name="T1">Questions of Customs and Social Life.</text:span><text:bookmark-end text:name="5"/></text:p>
      <text:p text:style-name="P4"><text:span text:style-name="T5">What colors are associated with power? With virtue? With death?<text:line-break/>When and how does someone go from child to adult?</text:span></text:p>
      <text:p text:style-name="P4"><text:span text:style-name="T5">If two people get into a fight, how is this supposed to be resolved?<text:line-break/>Who inherits property? Titles? Position?<text:line-break/>What are the most popular games? How important are they?<text:line-break/>How much free time do people usually get?<text:line-break/>What do they spend this time doing?<text:line-break/>How independent or codependent are individuals?<text:line-break/></text:span></text:p>
      <text:p text:style-name="P4"><text:span text:style-name="T5">Social Division</text:span></text:p>
      <text:p text:style-name="P4"><text:span text:style-name="T5">Is society segregated?<text:line-break/>What social classes or divisions exist in this society?<text:line-break/>If so, can people move from one class to another?<text:line-break/>Is there any discrimination against minority groups (racial, ethnic, religious) in this society?<text:line-break/>What are the typical roles of women and men? What are the expectations of children?<text:line-break/><text:line-break/>Food<text:line-break/>Describe how daily food is obtained.<text:line-break/>What type of foods are most popular? What are typical dishes and specialties of the region?<text:line-break/>What cutlery, if any, do people use for cooking and eating?<text:line-break/>How is the table arranged? How do people sit when eating? Is there any arrangement by age or dignity of diners?<text:line-break/>How many and when are the main mealtimes?<text:line-break/>Are there restaurants, street vendors, or other places where food may be bought in public?<text:line-break/>How much does a typical meal cost, if bought and not grown at home?<text:line-break/></text:span></text:p>
      <text:p text:style-name="P4"><text:span text:style-name="T5">Clothing and Fashion</text:span></text:p>
      <text:p text:style-name="P4"><text:span text:style-name="T5">What kind of clothes do people wear? How does this vary by season, ethnicity, age, profession, etc.?<text:line-break/>How do the genders dress: what differences are there between men’s and women’s clothing and accessories?<text:line-break/></text:span><text:soft-page-break/><text:span text:style-name="T5">How is clothing made, in small shops or larger factories?<text:line-break/>How much does typical clothing cost?<text:line-break/>How important is fashion to people? How does this vary by individual?<text:line-break/>What kinds of jewelry do people wear? And when?<text:line-break/><text:line-break/>Entertainments<text:line-break/>Does the culture have outlets for dramatic arts (theater, puppetry, cinematography)?<text:line-break/>What other major forms of entertainment are there?<text:line-break/>Do people read for pleasure?<text:line-break/>How much do books, magazines, broadsheets and the like cost?<text:line-break/>Is there a public library system?<text:line-break/>Who are popular authors and poets?<text:line-break/>Who are some of the more famous characters from literature?<text:line-break/></text:span></text:p>
      <text:p text:style-name="P6"><text:bookmark-start text:name="6"/><text:span text:style-name="T1">Questions of Manners.</text:span><text:bookmark-end text:name="6"/></text:p>
      <text:p text:style-name="P4"><text:span text:style-name="T5">Who speaks first at a formal gathering?<text:line-break/>What kinds of gifts are considered appropriate or in extremely bad taste?<text:line-break/>How do younger adults address their elders?<text:line-break/>What kinds of questions cannot be asked in public? In private? At all?<text:line-break/>What parts of the body are routinely covered?<text:line-break/>How private are bodily functions like bathing or defecating?</text:span></text:p>
      <text:p text:style-name="Standard"><text:span text:style-name="T5"/></text:p>
      <text:p text:style-name="P6"><text:bookmark-start text:name="9"/><text:span text:style-name="T1">Questions of Art.</text:span><text:bookmark-end text:name="9"/></text:p>
      <text:p text:style-name="P4"><text:span text:style-name="T5">What are the favorite and least favorite artforms of the society?<text:line-break/>How naturalistic or stylized is your society's art?</text:span></text:p>
      <text:p text:style-name="P4"><text:span text:style-name="T5">How respected are artists?</text:span></text:p>
      <text:p text:style-name="P4"><text:span text:style-name="T5">What forms of theatre does your society have?<text:line-break/>Does your culture have a distinct (or not so) musical style? What is it like?<text:line-break/>How do people listen to music (in a theater, at home, on the street, mechanical)?<text:line-break/>Does this culture have a typical dance form? What is it like?<text:line-break/>Who goes to see such entertainments?</text:span></text:p>
      <text:p text:style-name="P4"><text:span text:style-name="T5">What shapes are most common in your society's arts, like embroidery or architecture?<text:line-break/>What form does censorship take?<text:line-break/>Who may not be an artist?<text:line-break/>What qualities equal "beauty" in this society? What makes a man or woman especially beautiful?<text:line-break/>How do people react to tattoos? Piercings? Facial hair? Cosmetics?</text:span></text:p>
      <text:p text:style-name="Standard"><text:span text:style-name="T5"/></text:p>
      <text:p text:style-name="P4"><text:bookmark-start text:name="12"/><text:span text:style-name="T3">Questions of Sex.</text:span><text:bookmark-end text:name="12"/><text:span text:style-name="T5"><text:line-break/>How do people react to homosexuality? Is it frowned on? Encouraged?<text:line-break/>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text:span><text:soft-page-break/><text:span text:style-name="T5">Are there any cultural or religious strictures, norms or taboos that specifically address sexual conduct?<text:line-break/>Are there secular laws that control or restrict sexual behavior?<text:line-break/>At what age is it considered normal to engage in sex? Are there taboos against sex with children?<text:line-break/>Should sex be a one-to-one experience? Or are groups allowed?</text:span></text:p>
      <text:p text:style-name="P4"><text:span text:style-name="T5"/></text:p>
      <text:p text:style-name="P5"><text:bookmark-start text:name="2"/><text:span text:style-name="T1">Questions of Time.</text:span><text:bookmark-end text:name="2"/></text:p>
      <text:p text:style-name="Standard"><text:span text:style-name="T5">History</text:span></text:p>
      <text:p text:style-name="Standard"><text:span text:style-name="T5">How was this society founded? Who founded it and under what circumstances?</text:span></text:p>
      <text:p text:style-name="Standard"><text:span text:style-name="T5">What were the chief powers in the time when this society was founded?</text:span></text:p>
      <text:p text:style-name="Standard"><text:span text:style-name="T5">How far back does this society’s written history go?<text:line-break/>What is the worst disaster they believe they've faced?<text:line-break/>What was the best thing that ever happened to them?<text:line-break/>What in their past makes them feel ashamed?<text:line-break/>What in their past makes them proud?<text:line-break/>What are they afraid of happening again?<text:line-break/>What are they hoping will happen? Do they think it likely?<text:line-break/>How strongly are people attached or connected to their heritage?<text:line-break/>What do they assume the future will hold?<text:line-break/>What are the most popular stories about the past?<text:line-break/>Who in the past is the greatest hero? The worst villain?<text:line-break/>Do people think the present better or worse than the past?<text:line-break/>Do people believe the future will be better or worse than the present or past?<text:line-break/></text:span></text:p>
      <text:p text:style-name="P6"><text:bookmark-start text:name="18"/><text:span text:style-name="T1">Questions of Government.</text:span><text:bookmark-end text:name="18"/></text:p>
      <text:p text:style-name="P4"><text:span text:style-name="T5">What is the form of government? How is it structured?<text:line-break/>What are some of the most fundamental policies of the government?<text:line-break/>How is government chosen?<text:line-break/>What is the country’s general foreign policy?<text:line-break/>How are new laws created or old ones changed?<text:line-break/>What titles do various officials have?<text:line-break/>How do government officials dress?<text:line-break/>Is the law written down? Who interprets it?</text:span></text:p>
      <text:p text:style-name="P4"><text:span text:style-name="T5">Who decides whether someone has broken a law? How?<text:line-break/>What kinds of punishments are meted out? By whom?<text:line-break/>Is torture allowed? Is capital punishment allowed? What is it like?</text:span></text:p>
      <text:p text:style-name="P4"><text:span text:style-name="T5">Is there some form of clemency or pardon? What is involved?<text:line-break/>Once accused, what recourse does someone have?</text:span></text:p>
      <text:p text:style-name="P4"><text:span text:style-name="T5">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line-break/>Who cannot rise to positions of leadership?<text:line-break/><text:line-break/>City Watch &amp; Sheriffs<text:line-break/></text:span><text:soft-page-break/><text:span text:style-name="T5">Is there a civilian police force, or is law enforcement the province of the military?<text:line-break/>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line-break/>Are there individuals or groups who are above the law?<text:line-break/>Is there secret police?<text:line-break/>What is the role of police informants, if any?<text:line-break/></text:span></text:p>
      <text:p text:style-name="P6"><text:bookmark-start text:name="19"/><text:span text:style-name="T1">Questions of Warfare.</text:span><text:bookmark-end text:name="19"/></text:p>
      <text:p text:style-name="P4"><text:span text:style-name="T5">Does the country have an armed force? What types? What size?<text:line-break/>How do the armed forces compare with others in the region or world?<text:line-break/>Who declares war and peace?<text:line-break/>How are treaties negotiated?<text:line-break/>What happens to prisoners taken in battle?<text:line-break/>What form of warfare does this society use?<text:line-break/>What weapons are favored by the various armed forces?<text:line-break/>Who are the elite warriors? What distinguishes them?<text:line-break/>Are there professional soldiers? Do they make up the bulk of the military?<text:line-break/>Where do the loyalties of military units lie?<text:line-break/>What ethical or moral codes do warriors adhere to?<text:line-break/>How does someone get command of troops?</text:span></text:p>
      <text:p text:style-name="P4"><text:span text:style-name="T5">What is campaign or camp life like?<text:line-break/>How are battle injuries treated?<text:line-break/>How long do wars typically last?<text:line-break/>Who are the country’s enemies? <text:line-break/>Has this society ever attacked another? What was the nature of that war? What would make this society go to war?<text:line-break/>What do soldiers do when there's no war?<text:line-break/>What defenses are available to cities?</text:span></text:p>
      <text:p text:style-name="P4"><text:span text:style-name="T5"/></text:p>
      <text:p text:style-name="P5"><text:bookmark-start text:name="8"/><text:span text:style-name="T1">Questions of Labor.</text:span><text:bookmark-end text:name="8"/></text:p>
      <text:p text:style-name="Standard"><text:span text:style-name="T5">Describe any kind of division of labor, such as into physical versus mental versus spiritual.<text:line-break/>Is there any special prestige attached to some category of labor or job?<text:line-break/>What professions or activities are considered masculine?<text:line-break/>What professions or activities are viewed as feminine?<text:line-break/>What are usual working hours? Are there days of rest or holidays?<text:line-break/>What are typical wages for various jobs?<text:line-break/>What sort of jobs are preferred by which people? Are some jobs denied to certain groups?<text:line-break/></text:span></text:p>
      <text:p text:style-name="P5"><text:bookmark-start text:name="11"/><text:span text:style-name="T1">Questions of Health.</text:span><text:bookmark-end text:name="11"/></text:p>
      <text:p text:style-name="Standard"><text:span text:style-name="T5">What is the average life expectancy? How does this differ between different regions, races or ethnicities?<text:line-break/>What access do people have to clean drinking water (at home or in public)?<text:line-break/>What access do people have to proper sanitation (at home or in public)?<text:line-break/></text:span><text:soft-page-break/><text:span text:style-name="T5">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line-break/>What happens to those suffering from extreme mental illness? Spiritual illness?<text:line-break/>How do people react to physical deformity (both congenital and acquired)?<text:line-break/></text:span></text:p>
      <text:p text:style-name="P5"><text:bookmark-start text:name="13"/><text:span text:style-name="T1">Questions of Education.</text:span><text:bookmark-end text:name="13"/></text:p>
      <text:p text:style-name="Standard"><text:span text:style-name="T5">Describe the education of the society’s people: formal schooling, apprenticeship, etc.<text:line-break/>Is education compulsory / offered to everyone? What is the cost of education?<text:line-break/>Between which ages does education happen?<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How common is literacy? How is literacy viewed?<text:line-break/>What form and value are books?<text:line-break/>Who teaches others? How do they teach?<text:line-break/></text:span></text:p>
      <text:p text:style-name="P5"><text:bookmark-start text:name="15"/><text:span text:style-name="T1">Questions of Transportation and Communications.</text:span><text:bookmark-end text:name="15"/></text:p>
      <text:p text:style-name="Standard"><text:span text:style-name="T5">How do people get from place to place? Does this vary at all in different places?<text:line-break/>Do people make long journeys?<text:line-break/>Is there a public transport system? Who uses it? How much does it cost?<text:line-break/>What are the roads like? How do they vary from place to place?<text:line-break/>Do individuals or families own and use their own vehicles?<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span></text:p>
      <text:p text:style-name="P5"><text:bookmark-start text:name="16"/><text:span text:style-name="T1">Questions of Economics.</text:span><text:bookmark-end text:name="16"/></text:p>
      <text:p text:style-name="Standard"><text:span text:style-name="T5">What is the local economy based on?<text:line-break/>How is commerce engaged in?</text:span></text:p>
      <text:p text:style-name="Standard"><text:span text:style-name="T5">How is wealth distributed?<text:line-break/>If levied, how are taxes collected? What are such revenues used for? How does </text:span><text:soft-page-break/><text:span text:style-name="T5">taxation affect the people?<text:line-break/>What do people expect from their government in return for the taxes paid?<text:line-break/><text:line-break/>Money<text:line-break/>What is the local currency like? How is it subdivided? What is it based on (metal, labor, fiat)?<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0-08-26T11:03:49.817445388</dc:date>
    <meta:editing-cycles>20</meta:editing-cycles>
    <meta:editing-duration>PT1H49M46S</meta:editing-duration>
    <meta:generator>LibreOffice/6.4.5.2$Linux_X86_64 LibreOffice_project/40$Build-2</meta:generator>
    <meta:document-statistic meta:table-count="0" meta:image-count="0" meta:object-count="0" meta:page-count="9" meta:paragraph-count="88" meta:word-count="2911" meta:character-count="17502" meta:non-whitespace-character-count="146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